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800000180C45BA80AAAD628C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>
      <style:graphic-properties style:protect="siz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vertical-align="middle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font-name="Verdana"/>
    </style:style>
    <style:style style:name="T2" style:family="text">
      <style:text-properties style:font-name="Verdana"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825cm" svg:x="4.445cm" svg:y="3.44cm" presentation:class="outline" presentation:user-transformed="true">
          <draw:text-box>
            <text:p text:style-name="P1"><text:span text:style-name="T1">The Nested List</text:span></text:p>
            <text:p text:style-name="P1"><text:span text:style-name="T2">Nested horizontal list with dynamic content in vertical list item</text:span></text:p>
            <text:p text:style-name="P1"><text:span text:style-name="T1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1-16T10:53:51.898335587</dc:date>
    <meta:editing-duration>PT12M32S</meta:editing-duration>
    <meta:editing-cycles>6</meta:editing-cycles>
    <meta:generator>LibreOffice/7.0.2.2$Linux_X86_64 LibreOffice_project/3a01483fc371ab18cfca4bab0d636937da5eaf70</meta:generator>
    <meta:document-statistic meta:object-count="26"/>
  </office:meta>
</office:document-meta>
</file>